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0"/>
    <style:style style:name="P11" style:family="paragraph" style:parent-style-name="Text_20_body" style:list-style-name="L12"/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 style:list-style-name="L2">
      <style:text-properties fo:font-size="10pt" style:font-size-asian="10pt" style:font-size-complex="10pt"/>
    </style:style>
    <style:style style:name="P14" style:family="paragraph" style:parent-style-name="Text_20_body" style:list-style-name="L4">
      <style:text-properties fo:font-size="10pt" style:font-size-asian="10pt" style:font-size-complex="10pt"/>
    </style:style>
    <style:style style:name="P15" style:family="paragraph" style:parent-style-name="Text_20_body" style:list-style-name="L5">
      <style:text-properties fo:font-size="10pt" style:font-size-asian="10pt" style:font-size-complex="10pt"/>
    </style:style>
    <style:style style:name="P16" style:family="paragraph" style:parent-style-name="Text_20_body" style:list-style-name="L9">
      <style:text-properties fo:font-size="10pt" style:font-size-asian="10pt" style:font-size-complex="10pt"/>
    </style:style>
    <style:style style:name="P17" style:family="paragraph" style:parent-style-name="Text_20_body" style:list-style-name="L11">
      <style:text-properties fo:font-size="10pt" style:font-size-asian="10pt" style:font-size-complex="10pt"/>
    </style:style>
    <style:style style:name="P18" style:family="paragraph" style:parent-style-name="Text_20_body" style:list-style-name="L12">
      <style:text-properties fo:font-size="10pt" style:font-size-asian="10pt" style:font-size-complex="10pt"/>
    </style:style>
    <style:style style:name="P19" style:family="paragraph" style:parent-style-name="Heading_20_3">
      <style:text-properties fo:font-size="10pt" style:font-size-asian="10pt" style:font-size-complex="10pt"/>
    </style:style>
    <style:style style:name="P20" style:family="paragraph" style:parent-style-name="Heading_20_1">
      <style:text-properties fo:font-size="10pt" style:font-size-asian="10pt" style:font-size-complex="10pt"/>
    </style:style>
    <style:style style:name="P21" style:family="paragraph" style:parent-style-name="Horizontal_20_Line">
      <style:text-properties fo:font-size="10pt" style:font-size-asian="10pt" style:font-size-complex="10pt"/>
    </style:style>
    <style:style style:name="P22" style:family="paragraph" style:parent-style-name="Preformatted_20_Text">
      <style:paragraph-properties style:writing-mode="lr-tb"/>
    </style:style>
    <style:style style:name="P23" style:family="paragraph" style:parent-style-name="Preformatted_20_Text" style:list-style-name="L8">
      <style:paragraph-properties style:writing-mode="lr-tb"/>
    </style:style>
    <style:style style:name="P24" style:family="paragraph" style:parent-style-name="Preformatted_20_Text" style:list-style-name="L9">
      <style:paragraph-properties style:writing-mode="lr-tb"/>
    </style:style>
    <style:style style:name="P25" style:family="paragraph" style:parent-style-name="Preformatted_20_Text">
      <style:paragraph-properties style:writing-mode="lr-tb"/>
      <style:text-properties fo:font-size="10pt" style:font-size-asian="10pt" style:font-size-complex="10pt"/>
    </style:style>
    <style:style style:name="P26" style:family="paragraph" style:parent-style-name="Preformatted_20_Text">
      <style:paragraph-properties fo:margin-top="0in" fo:margin-bottom="0.1965in" style:writing-mode="lr-tb"/>
    </style:style>
    <style:style style:name="P27" style:family="paragraph" style:parent-style-name="Preformatted_20_Text" style:list-style-name="L8">
      <style:paragraph-properties fo:margin-top="0in" fo:margin-bottom="0.1965in" style:writing-mode="lr-tb"/>
    </style:style>
    <style:style style:name="P28" style:family="paragraph" style:parent-style-name="Preformatted_20_Text" style:list-style-name="L9">
      <style:paragraph-properties fo:margin-top="0in" fo:margin-bottom="0.1965in" style:writing-mode="lr-tb"/>
    </style:style>
    <style:style style:name="P29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Magical Item Backstory Generator</text:h>
      <text:p text:style-name="Text_20_body"><text:span text:style-name="Strong_20_Emphasis"><text:span text:style-name="T1">Developer Quick Reference</text:span></text:span></text:p>
      <text:h text:style-name="P29" text:outline-level="2">1. Runtime Pipeline</text:h>
      <text:p text:style-name="Text_20_body"><text:span text:style-name="Strong_20_Emphasis"><text:span text:style-name="T1">Entry points:</text:span></text:span></text:p>
      <text:list xml:id="list5022831519689792292" text:style-name="L1">
        <text:list-item>
          <text:p text:style-name="P2"><text:span text:style-name="Source_20_Text"><text:span text:style-name="T1">rollTraits()</text:span></text:span><text:span text:style-name="T1"> – generates all panels.</text:span></text:p>
        </text:list-item>
        <text:list-item>
          <text:p text:style-name="P2"><text:span text:style-name="Source_20_Text"><text:span text:style-name="T1">generateLoreParagraph()</text:span></text:span><text:span text:style-name="T1"> – stitches last roll into multi-paragraph lore.</text:span></text:p>
        </text:list-item>
      </text:list>
      <text:p text:style-name="Text_20_body"><text:span text:style-name="Strong_20_Emphasis"><text:span text:style-name="T1">Roll pipeline:</text:span></text:span></text:p>
      <text:list xml:id="list1880892585483097623" text:style-name="L2">
        <text:list-item>
          <text:p text:style-name="P3"><text:span text:style-name="Source_20_Text"><text:span text:style-name="T1">generateCreatorOrigin()</text:span></text:span></text:p>
          <text:list>
            <text:list-item>
              <text:p text:style-name="P3"><text:span text:style-name="T1">Pick </text:span><text:span text:style-name="Source_20_Text"><text:span text:style-name="T1">originAxis</text:span></text:span><text:span text:style-name="T1"> = </text:span><text:span text:style-name="Source_20_Text"><text:span text:style-name="T1">"good" | "evil"</text:span></text:span><text:span text:style-name="T1">.</text:span></text:p>
            </text:list-item>
            <text:list-item>
              <text:p text:style-name="P3"><text:span text:style-name="T1">Pick </text:span><text:span text:style-name="Source_20_Text"><text:span text:style-name="T1">creator</text:span></text:span><text:span text:style-name="T1"> from </text:span><text:span text:style-name="Source_20_Text"><text:span text:style-name="T1">CREATORS_COMMISSIONERS[originAxis]</text:span></text:span><text:span text:style-name="T1">.</text:span></text:p>
            </text:list-item>
            <text:list-item>
              <text:p text:style-name="P3"><text:span text:style-name="T1">Use </text:span><text:span text:style-name="Source_20_Text"><text:span text:style-name="T1">TAG_DEFINITIONS</text:span></text:span><text:span text:style-name="T1"> → </text:span><text:span text:style-name="Source_20_Text"><text:span text:style-name="T1">inferDominantTagTone(tags)</text:span></text:span><text:span text:style-name="T1"> → </text:span><text:span text:style-name="Source_20_Text"><text:span text:style-name="T1">"good" | "evil" | "neutral"</text:span></text:span><text:span text:style-name="T1">.</text:span></text:p>
            </text:list-item>
            <text:list-item>
              <text:p text:style-name="P3"><text:span text:style-name="Source_20_Text"><text:span text:style-name="T1">determineItemAlignment(originAxis, tags)</text:span></text:span><text:span text:style-name="T1"> → </text:span><text:span text:style-name="Source_20_Text"><text:span text:style-name="T1">itemAxis</text:span></text:span><text:span text:style-name="T1">, </text:span><text:span text:style-name="Source_20_Text"><text:span text:style-name="T1">itemState</text:span></text:span><text:span text:style-name="T1"> (</text:span><text:span text:style-name="Source_20_Text"><text:span text:style-name="T1">aligned | corrupted | sanctified</text:span></text:span><text:span text:style-name="T1">).</text:span></text:p>
            </text:list-item>
            <text:list-item>
              <text:p text:style-name="P3"><text:span text:style-name="Source_20_Text"><text:span text:style-name="T1">buildCreatorSentences(originAxis, itemAxis, itemState, creator)</text:span></text:span><text:span text:style-name="T1">:</text:span></text:p>
              <text:list>
                <text:list-item>
                  <text:p text:style-name="P3"><text:span text:style-name="T1">Sentence 1: “crafted / commissioned …” using </text:span><text:span text:style-name="Source_20_Text"><text:span text:style-name="T1">TAG_MOTIVATIONS</text:span></text:span><text:span text:style-name="T1">.</text:span></text:p>
                </text:list-item>
                <text:list-item>
                  <text:p text:style-name="P3"><text:span text:style-name="T1">Sentence 2: from </text:span><text:span text:style-name="Source_20_Text"><text:span text:style-name="T1">STATE_SENTENCE2[itemState][axis?][creator.size]</text:span></text:span><text:span text:style-name="T1">.</text:span></text:p>
                </text:list-item>
              </text:list>
            </text:list-item>
            <text:list-item>
              <text:p text:style-name="P3"><text:span text:style-name="T1">Returns </text:span><text:span text:style-name="Source_20_Text"><text:span text:style-name="T1">lastOrigin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originAxis</text:span></text:span><text:span text:style-name="T1">, </text:span><text:span text:style-name="Source_20_Text"><text:span text:style-name="T1">itemAxis</text:span></text:span><text:span text:style-name="T1">, </text:span><text:span text:style-name="Source_20_Text"><text:span text:style-name="T1">itemState</text:span></text:span><text:span text:style-name="T1">, </text:span><text:span text:style-name="Source_20_Text"><text:span text:style-name="T1">creator</text:span></text:span><text:span text:style-name="T1">, etc.).</text:span></text:p>
            </text:list-item>
          </text:list>
        </text:list-item>
        <text:list-item>
          <text:p text:style-name="P3"><text:span text:style-name="Source_20_Text"><text:span text:style-name="T1">generateItemHistory(lastOrigin)</text:span></text:span></text:p>
          <text:list>
            <text:list-item>
              <text:p text:style-name="P3"><text:span text:style-name="T1">Choose history pattern based on </text:span><text:span text:style-name="Source_20_Text"><text:span text:style-name="T1">originAxis</text:span></text:span><text:span text:style-name="T1">, </text:span><text:span text:style-name="Source_20_Text"><text:span text:style-name="T1">itemState</text:span></text:span><text:span text:style-name="T1">.</text:span></text:p>
            </text:list-item>
            <text:list-item>
              <text:p text:style-name="P3"><text:span text:style-name="T1">Optionally pick from </text:span><text:span text:style-name="Source_20_Text"><text:span text:style-name="T1">CORRUPTION_CAUSES</text:span></text:span><text:span text:style-name="T1"> / </text:span><text:span text:style-name="Source_20_Text"><text:span text:style-name="T1">REDEMPTION_CAUSES</text:span></text:span><text:span text:style-name="T1"> / other </text:span><text:span text:style-name="Source_20_Text"><text:span text:style-name="T1">HISTORY_*</text:span></text:span><text:span text:style-name="T1"> pools.</text:span></text:p>
            </text:list-item>
            <text:list-item>
              <text:p text:style-name="P3"><text:span text:style-name="T1">Merge all </text:span><text:span text:style-name="Source_20_Text"><text:span text:style-name="T1">hooks</text:span></text:span><text:span text:style-name="T1"> (</text:span><text:span text:style-name="Source_20_Text"><text:span text:style-name="T1">eventOfWeal</text:span></text:span><text:span text:style-name="T1">, </text:span><text:span text:style-name="Source_20_Text"><text:span text:style-name="T1">eventOfWoe</text:span></text:span><text:span text:style-name="T1">, </text:span><text:span text:style-name="Source_20_Text"><text:span text:style-name="T1">hasRumors</text:span></text:span><text:span text:style-name="T1">, </text:span><text:span text:style-name="Source_20_Text"><text:span text:style-name="T1">hasProphecy</text:span></text:span><text:span text:style-name="T1">, </text:span><text:span text:style-name="Source_20_Text"><text:span text:style-name="T1">thoughtLostOrDestroyed</text:span></text:span><text:span text:style-name="T1">, </text:span><text:span text:style-name="Source_20_Text"><text:span text:style-name="T1">activelySoughtByNotorious</text:span></text:span><text:span text:style-name="T1">, </text:span><text:span text:style-name="Source_20_Text"><text:span text:style-name="T1">linkedToNotoriousIndividual</text:span></text:span><text:span text:style-name="T1">, </text:span><text:span text:style-name="Source_20_Text"><text:span text:style-name="T1">linkedToNotoriousGroup</text:span></text:span><text:span text:style-name="T1">).</text:span></text:p>
            </text:list-item>
            <text:list-item>
              <text:p text:style-name="P3"><text:span text:style-name="T1">Returns </text:span><text:span text:style-name="Source_20_Text"><text:span text:style-name="T1">lastHistory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hooks</text:span></text:span><text:span text:style-name="T1">).</text:span></text:p>
            </text:list-item>
          </text:list>
        </text:list-item>
        <text:list-item>
          <text:p text:style-name="P3"><text:span text:style-name="Source_20_Text"><text:span text:style-name="T1">generateItemLocation(lastOrigin, lastHistory)</text:span></text:span></text:p>
          <text:list>
            <text:list-item>
              <text:p text:style-name="P3"><text:span text:style-name="T1">Select bucket from </text:span><text:span text:style-name="Source_20_Text"><text:span text:style-name="T1">BASE_LOCATIONS</text:span></text:span><text:span text:style-name="T1"> (e.g. </text:span><text:span text:style-name="Source_20_Text"><text:span text:style-name="T1">goodAligned</text:span></text:span><text:span text:style-name="T1">, </text:span><text:span text:style-name="Source_20_Text"><text:span text:style-name="T1">evilAligned</text:span></text:span><text:span text:style-name="T1">, </text:span><text:span text:style-name="Source_20_Text"><text:span text:style-name="T1">corrupted</text:span></text:span><text:span text:style-name="T1">, </text:span><text:span text:style-name="Source_20_Text"><text:span text:style-name="T1">sanctified</text:span></text:span><text:span text:style-name="T1">).</text:span></text:p>
            </text:list-item>
            <text:list-item>
              <text:p text:style-name="P3"><text:span text:style-name="T1">Pick 1 location: </text:span><text:span text:style-name="Source_20_Text"><text:span text:style-name="T1">id</text:span></text:span><text:span text:style-name="T1">, </text:span><text:span text:style-name="Source_20_Text"><text:span text:style-name="T1">category</text:span></text:span><text:span text:style-name="T1">, </text:span><text:span text:style-name="Source_20_Text"><text:span text:style-name="T1">templates[]</text:span></text:span><text:span text:style-name="T1">.</text:span></text:p>
            </text:list-item>
            <text:list-item>
              <text:p text:style-name="P3"><text:span text:style-name="T1">Set </text:span><text:span text:style-name="Source_20_Text"><text:span text:style-name="T1">secrecy</text:span></text:span><text:span text:style-name="T1"> (</text:span><text:span text:style-name="Source_20_Text"><text:span text:style-name="T1">"obscure" | "rumored" | "well_known"</text:span></text:span><text:span text:style-name="T1">).</text:span></text:p>
            </text:list-item>
            <text:list-item>
              <text:p text:style-name="P3"><text:span text:style-name="T1">Returns </text:span><text:span text:style-name="Source_20_Text"><text:span text:style-name="T1">lastLocation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category</text:span></text:span><text:span text:style-name="T1">, </text:span><text:span text:style-name="Source_20_Text"><text:span text:style-name="T1">secrecy</text:span></text:span><text:span text:style-name="T1">).</text:span></text:p>
            </text:list-item>
          </text:list>
        </text:list-item>
        <text:list-item>
          <text:p text:style-name="P3"><text:span text:style-name="Source_20_Text"><text:span text:style-name="T1">generateItemWitness(lastOrigin, lastHistory, lastLocation)</text:span></text:span></text:p>
          <text:list>
            <text:list-item>
              <text:p text:style-name="P3"><text:span text:style-name="T1">Pick witness base from </text:span><text:span text:style-name="Source_20_Text"><text:span text:style-name="T1">WITNESS_BASES</text:span></text:span><text:span text:style-name="T1"> by item state/axis.</text:span></text:p>
            </text:list-item>
            <text:list-item>
              <text:p text:style-name="P3"><text:span text:style-name="T1">Append tail from </text:span><text:span text:style-name="Source_20_Text"><text:span text:style-name="T1">WITNESS_LOCATION_TAILS[category || "default"]</text:span></text:span><text:span text:style-name="T1">.</text:span></text:p>
            </text:list-item>
            <text:list-item>
              <text:p text:style-name="P3"><text:soft-page-break/><text:span text:style-name="T1">Returns </text:span><text:span text:style-name="Source_20_Text"><text:span text:style-name="T1">lastWitness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id</text:span></text:span><text:span text:style-name="T1">, </text:span><text:span text:style-name="Source_20_Text"><text:span text:style-name="T1">role</text:span></text:span><text:span text:style-name="T1">, </text:span><text:span text:style-name="Source_20_Text"><text:span text:style-name="T1">alignment</text:span></text:span><text:span text:style-name="T1">).</text:span></text:p>
            </text:list-item>
          </text:list>
        </text:list-item>
        <text:list-item>
          <text:p text:style-name="P3"><text:span text:style-name="Source_20_Text"><text:span text:style-name="T1">generateItemReputation(lastOrigin, lastHistory)</text:span></text:span></text:p>
          <text:list>
            <text:list-item>
              <text:p text:style-name="P3"><text:span text:style-name="T1">Use </text:span><text:span text:style-name="Source_20_Text"><text:span text:style-name="T1">originAxis</text:span></text:span><text:span text:style-name="T1">, </text:span><text:span text:style-name="Source_20_Text"><text:span text:style-name="T1">itemAxis</text:span></text:span><text:span text:style-name="T1">, </text:span><text:span text:style-name="Source_20_Text"><text:span text:style-name="T1">itemState</text:span></text:span><text:span text:style-name="T1">, and history hooks.</text:span></text:p>
            </text:list-item>
            <text:list-item>
              <text:p text:style-name="P3"><text:span text:style-name="T1">Pick template from </text:span><text:span text:style-name="Source_20_Text"><text:span text:style-name="T1">REPUTATION_SENTENCES</text:span></text:span><text:span text:style-name="T1">.</text:span></text:p>
            </text:list-item>
            <text:list-item>
              <text:p text:style-name="P3"><text:span text:style-name="T1">Set </text:span><text:span text:style-name="Source_20_Text"><text:span text:style-name="T1">prominence</text:span></text:span><text:span text:style-name="T1"> = </text:span><text:span text:style-name="Source_20_Text"><text:span text:style-name="T1">"prominent" | "obscure"</text:span></text:span><text:span text:style-name="T1">.</text:span></text:p>
            </text:list-item>
            <text:list-item>
              <text:p text:style-name="P3"><text:span text:style-name="T1">Returns </text:span><text:span text:style-name="Source_20_Text"><text:span text:style-name="T1">lastReputation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prominence</text:span></text:span><text:span text:style-name="T1">).</text:span></text:p>
            </text:list-item>
          </text:list>
        </text:list-item>
        <text:list-item>
          <text:p text:style-name="P3"><text:span text:style-name="Source_20_Text"><text:span text:style-name="T1">generateDestructionFaction(lastOrigin, lastHistory, lastLocation, lastReputation)</text:span></text:span></text:p>
          <text:list>
            <text:list-item>
              <text:p text:style-name="P3"><text:span text:style-name="T1">Use </text:span><text:span text:style-name="Source_20_Text"><text:span text:style-name="T1">itemAxis</text:span></text:span><text:span text:style-name="T1"> + </text:span><text:span text:style-name="Source_20_Text"><text:span text:style-name="T1">itemState</text:span></text:span><text:span text:style-name="T1"> + hooks to pick from </text:span><text:span text:style-name="Source_20_Text"><text:span text:style-name="T1">DESTROY_FACTIONS</text:span></text:span><text:span text:style-name="T1">.</text:span></text:p>
            </text:list-item>
            <text:list-item>
              <text:p text:style-name="P3"><text:span text:style-name="T1">Returns </text:span><text:span text:style-name="Source_20_Text"><text:span text:style-name="T1">lastDestroyer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id</text:span></text:span><text:span text:style-name="T1">, </text:span><text:span text:style-name="Source_20_Text"><text:span text:style-name="T1">role</text:span></text:span><text:span text:style-name="T1">, </text:span><text:span text:style-name="Source_20_Text"><text:span text:style-name="T1">alignment</text:span></text:span><text:span text:style-name="T1">).</text:span></text:p>
            </text:list-item>
          </text:list>
        </text:list-item>
        <text:list-item>
          <text:p text:style-name="P3"><text:span text:style-name="Source_20_Text"><text:span text:style-name="T1">generatePowerState(lastOrigin, lastHistory, lastLocation, lastReputation)</text:span></text:span></text:p>
          <text:list>
            <text:list-item>
              <text:p text:style-name="P13">Score from:</text:p>
              <text:list>
                <text:list-item>
                  <text:p text:style-name="P3"><text:span text:style-name="T1">+2 each: </text:span><text:span text:style-name="Source_20_Text"><text:span text:style-name="T1">eventOfWeal</text:span></text:span><text:span text:style-name="T1">, </text:span><text:span text:style-name="Source_20_Text"><text:span text:style-name="T1">eventOfWoe</text:span></text:span><text:span text:style-name="T1">, </text:span><text:span text:style-name="Source_20_Text"><text:span text:style-name="T1">activelySoughtByNotorious</text:span></text:span></text:p>
                </text:list-item>
                <text:list-item>
                  <text:p text:style-name="P3"><text:span text:style-name="T1">+1 each: </text:span><text:span text:style-name="Source_20_Text"><text:span text:style-name="T1">hasRumors</text:span></text:span><text:span text:style-name="T1">, </text:span><text:span text:style-name="Source_20_Text"><text:span text:style-name="T1">hasProphecy</text:span></text:span><text:span text:style-name="T1">, </text:span><text:span text:style-name="Source_20_Text"><text:span text:style-name="T1">well_known</text:span></text:span><text:span text:style-name="T1">, </text:span><text:span text:style-name="Source_20_Text"><text:span text:style-name="T1">prominent</text:span></text:span></text:p>
                </text:list-item>
                <text:list-item>
                  <text:p text:style-name="P3"><text:span text:style-name="T1">−2: </text:span><text:span text:style-name="Source_20_Text"><text:span text:style-name="T1">thoughtLostOrDestroyed</text:span></text:span></text:p>
                </text:list-item>
                <text:list-item>
                  <text:p text:style-name="P3"><text:span text:style-name="T1">−1: </text:span><text:span text:style-name="Source_20_Text"><text:span text:style-name="T1">obscure</text:span></text:span></text:p>
                </text:list-item>
                <text:list-item>
                  <text:p text:style-name="P13">+0/1 random wobble</text:p>
                </text:list-item>
              </text:list>
            </text:list-item>
            <text:list-item>
              <text:p text:style-name="P3"><text:span text:style-name="Source_20_Text"><text:span text:style-name="T1">score &gt;= 2</text:span></text:span><text:span text:style-name="T1"> → </text:span><text:span text:style-name="Source_20_Text"><text:span text:style-name="T1">powerStage = "awakened"</text:span></text:span><text:span text:style-name="T1"> else </text:span><text:span text:style-name="Source_20_Text"><text:span text:style-name="T1">"dormant"</text:span></text:span><text:span text:style-name="T1">.</text:span></text:p>
            </text:list-item>
            <text:list-item>
              <text:p text:style-name="P3"><text:span text:style-name="T1">Pick text from </text:span><text:span text:style-name="Source_20_Text"><text:span text:style-name="T1">POWER_STATE_SENTENCES[axisBucket][powerStage]</text:span></text:span><text:span text:style-name="T1">.</text:span></text:p>
            </text:list-item>
            <text:list-item>
              <text:p text:style-name="P3"><text:span text:style-name="T1">Returns </text:span><text:span text:style-name="Source_20_Text"><text:span text:style-name="T1">lastPowerState</text:span></text:span><text:span text:style-name="T1"> (</text:span><text:span text:style-name="Source_20_Text"><text:span text:style-name="T1">text</text:span></text:span><text:span text:style-name="T1">, </text:span><text:span text:style-name="Source_20_Text"><text:span text:style-name="T1">powerStage</text:span></text:span><text:span text:style-name="T1">).</text:span></text:p>
            </text:list-item>
          </text:list>
        </text:list-item>
      </text:list>
      <text:p text:style-name="Text_20_body"><text:span text:style-name="Strong_20_Emphasis"><text:span text:style-name="T1">UI write-back:</text:span></text:span><text:span text:style-name="T1"><text:line-break/>Origin, History, Location, Reputation, Witness, Destroyer, Power State panels get </text:span><text:span text:style-name="Source_20_Text"><text:span text:style-name="T1">.textContent</text:span></text:span><text:span text:style-name="T1"> from the </text:span><text:span text:style-name="Source_20_Text"><text:span text:style-name="T1">last*</text:span></text:span><text:span text:style-name="T1"> objects. Meta line displays:<text:line-break/></text:span><text:span text:style-name="Source_20_Text"><text:span text:style-name="T1">Tone: &lt;originAxis&gt;-aligned origin, item is &lt;itemAxis&gt;-aligned (&lt;itemState&gt;).</text:span></text:span></text:p>
      <text:p text:style-name="Text_20_body"><text:span text:style-name="Source_20_Text"><text:span text:style-name="T1">generateLoreParagraph()</text:span></text:span><text:span text:style-name="T1"> gathers non-empty </text:span><text:span text:style-name="Source_20_Text"><text:span text:style-name="T1">lastOrigin/History/Reputation/PowerState/Location/Witness/Destroyer.text</text:span></text:span><text:span text:style-name="T1"> and appends each as its own </text:span><text:span text:style-name="Source_20_Text"><text:span text:style-name="T1">&lt;p&gt;</text:span></text:span><text:span text:style-name="T1">.</text:span></text:p>
      <text:p text:style-name="P21"/>
      <text:h text:style-name="P29" text:outline-level="2">2. Key Data Structures (Minimal Mental Model)</text:h>
      <text:h text:style-name="Heading_20_3" text:outline-level="3"><text:span text:style-name="Source_20_Text"><text:span text:style-name="T1">CREATORS_COMMISSIONERS</text:span></text:span></text:h>
      <text:p text:style-name="P22"><text:span text:style-name="Source_20_Text"><text:span text:style-name="T1">const CREATORS_COMMISSIONERS = {</text:span></text:span></text:p>
      <text:p text:style-name="P22"><text:span text:style-name="Source_20_Text"><text:span text:style-name="T1"><text:s text:c="2"/>good: [</text:span></text:span></text:p>
      <text:p text:style-name="P22"><text:span text:style-name="Source_20_Text"><text:span text:style-name="T1"><text:s text:c="4"/>{ id, type, size, noun, isCreator, tags: [...] },</text:span></text:span></text:p>
      <text:p text:style-name="P22"><text:span text:style-name="Source_20_Text"><text:span text:style-name="T1"><text:s text:c="4"/>// ...</text:span></text:span></text:p>
      <text:p text:style-name="P22"><text:span text:style-name="Source_20_Text"><text:span text:style-name="T1"><text:s text:c="2"/>],</text:span></text:span></text:p>
      <text:p text:style-name="P22"><text:span text:style-name="Source_20_Text"><text:span text:style-name="T1"><text:s text:c="2"/>evil: [</text:span></text:span></text:p>
      <text:p text:style-name="P22"><text:span text:style-name="Source_20_Text"><text:span text:style-name="T1"><text:s text:c="4"/>// ...</text:span></text:span></text:p>
      <text:p text:style-name="P22"><text:soft-page-break/><text:span text:style-name="Source_20_Text"><text:span text:style-name="T1"><text:s text:c="2"/>],</text:span></text:span></text:p>
      <text:p text:style-name="P26"><text:span text:style-name="Source_20_Text"><text:span text:style-name="T1">};</text:span></text:span></text:p>
      <text:list xml:id="list2958026855047219774" text:style-name="L3">
        <text:list-item>
          <text:p text:style-name="P4"><text:span text:style-name="Source_20_Text"><text:span text:style-name="T1">axis</text:span></text:span><text:span text:style-name="T1"> = which top-level array they live in (</text:span><text:span text:style-name="Source_20_Text"><text:span text:style-name="T1">good</text:span></text:span><text:span text:style-name="T1"> or </text:span><text:span text:style-name="Source_20_Text"><text:span text:style-name="T1">evil</text:span></text:span><text:span text:style-name="T1">).</text:span></text:p>
        </text:list-item>
        <text:list-item>
          <text:p text:style-name="P4"><text:span text:style-name="Source_20_Text"><text:span text:style-name="T1">tags[]</text:span></text:span><text:span text:style-name="T1"> → drives tone, motivations, and itemState.</text:span></text:p>
        </text:list-item>
      </text:list>
      <text:h text:style-name="Heading_20_3" text:outline-level="3"><text:span text:style-name="Source_20_Text"><text:span text:style-name="T1">TAG_DEFINITIONS</text:span></text:span></text:h>
      <text:p text:style-name="P22"><text:span text:style-name="Source_20_Text"><text:span text:style-name="T1">const TAG_DEFINITIONS = {</text:span></text:span></text:p>
      <text:p text:style-name="P22"><text:span text:style-name="Source_20_Text"><text:span text:style-name="T1"><text:s text:c="2"/>duty: { tone: "good" },</text:span></text:span></text:p>
      <text:p text:style-name="P22"><text:span text:style-name="Source_20_Text"><text:span text:style-name="T1"><text:s text:c="2"/>corruption: { tone: "evil" },</text:span></text:span></text:p>
      <text:p text:style-name="P22"><text:span text:style-name="Source_20_Text"><text:span text:style-name="T1"><text:s text:c="2"/>arcane: { tone: "neutral" },</text:span></text:span></text:p>
      <text:p text:style-name="P22"><text:span text:style-name="Source_20_Text"><text:span text:style-name="T1"><text:s text:c="2"/>// ...</text:span></text:span></text:p>
      <text:p text:style-name="P26"><text:span text:style-name="Source_20_Text"><text:span text:style-name="T1">};</text:span></text:span></text:p>
      <text:list xml:id="list6062480399441234785" text:style-name="L4">
        <text:list-item>
          <text:p text:style-name="P14">Must contain every tag used anywhere.</text:p>
        </text:list-item>
        <text:list-item>
          <text:p text:style-name="P5"><text:span text:style-name="Source_20_Text"><text:span text:style-name="T1">tone</text:span></text:span><text:span text:style-name="T1"> ∈ </text:span><text:span text:style-name="Source_20_Text"><text:span text:style-name="T1">"good" | "evil" | "neutral"</text:span></text:span><text:span text:style-name="T1">.</text:span></text:p>
        </text:list-item>
      </text:list>
      <text:h text:style-name="Heading_20_3" text:outline-level="3"><text:span text:style-name="Source_20_Text"><text:span text:style-name="T1">TAG_MOTIVATIONS</text:span></text:span></text:h>
      <text:p text:style-name="P22"><text:span text:style-name="Source_20_Text"><text:span text:style-name="T1">const TAG_MOTIVATIONS = {</text:span></text:span></text:p>
      <text:p text:style-name="P22"><text:span text:style-name="Source_20_Text"><text:span text:style-name="T1"><text:s text:c="2"/>good: {</text:span></text:span></text:p>
      <text:p text:style-name="P22"><text:span text:style-name="Source_20_Text"><text:span text:style-name="T1"><text:s text:c="4"/>duty: [...],</text:span></text:span></text:p>
      <text:p text:style-name="P22"><text:span text:style-name="Source_20_Text"><text:span text:style-name="T1"><text:s text:c="4"/>protection: [...],</text:span></text:span></text:p>
      <text:p text:style-name="P22"><text:span text:style-name="Source_20_Text"><text:span text:style-name="T1"><text:s text:c="4"/>_fallback: [...]</text:span></text:span></text:p>
      <text:p text:style-name="P22"><text:span text:style-name="Source_20_Text"><text:span text:style-name="T1"><text:s text:c="2"/>},</text:span></text:span></text:p>
      <text:p text:style-name="P22"><text:span text:style-name="Source_20_Text"><text:span text:style-name="T1"><text:s text:c="2"/>evil: {</text:span></text:span></text:p>
      <text:p text:style-name="P22"><text:span text:style-name="Source_20_Text"><text:span text:style-name="T1"><text:s text:c="4"/>corruption: [...],</text:span></text:span></text:p>
      <text:p text:style-name="P22"><text:span text:style-name="Source_20_Text"><text:span text:style-name="T1"><text:s text:c="4"/>_fallback: [...]</text:span></text:span></text:p>
      <text:p text:style-name="P22"><text:span text:style-name="Source_20_Text"><text:span text:style-name="T1"><text:s text:c="2"/>},</text:span></text:span></text:p>
      <text:p text:style-name="P22"><text:span text:style-name="Source_20_Text"><text:span text:style-name="T1"><text:s text:c="2"/>neutral: {</text:span></text:span></text:p>
      <text:p text:style-name="P22"><text:span text:style-name="Source_20_Text"><text:span text:style-name="T1"><text:s text:c="4"/>arcane: [...],</text:span></text:span></text:p>
      <text:p text:style-name="P22"><text:span text:style-name="Source_20_Text"><text:span text:style-name="T1"><text:s text:c="4"/>_fallback: [...]</text:span></text:span></text:p>
      <text:p text:style-name="P22"><text:span text:style-name="Source_20_Text"><text:span text:style-name="T1"><text:s text:c="2"/>}</text:span></text:span></text:p>
      <text:p text:style-name="P26"><text:span text:style-name="Source_20_Text"><text:span text:style-name="T1">};</text:span></text:span></text:p>
      <text:list xml:id="list5043145837412099991" text:style-name="L5">
        <text:list-item>
          <text:p text:style-name="P6"><text:span text:style-name="T1">Used by </text:span><text:span text:style-name="Source_20_Text"><text:span text:style-name="T1">buildMotivationClause</text:span></text:span><text:span text:style-name="T1">.</text:span></text:p>
        </text:list-item>
        <text:list-item>
          <text:p text:style-name="P15">New tags should get at least one line in their main axis and/or neutral.</text:p>
        </text:list-item>
      </text:list>
      <text:h text:style-name="P19" text:outline-level="3">History / Causes / Hooks</text:h>
      <text:p text:style-name="P12">Typical entry:</text:p>
      <text:p text:style-name="P22"><text:span text:style-name="Source_20_Text"><text:span text:style-name="T1">{</text:span></text:span></text:p>
      <text:p text:style-name="P22"><text:span text:style-name="Source_20_Text"><text:span text:style-name="T1"><text:s text:c="2"/>id,</text:span></text:span></text:p>
      <text:p text:style-name="P22"><text:span text:style-name="Source_20_Text"><text:span text:style-name="T1"><text:s text:c="2"/>tone: "weal" | "woe" | "mixed",</text:span></text:span></text:p>
      <text:p text:style-name="P22"><text:span text:style-name="Source_20_Text"><text:span text:style-name="T1"><text:s text:c="2"/>kind: "corruption" | "redemption" | "base",</text:span></text:span></text:p>
      <text:p text:style-name="P22"><text:span text:style-name="Source_20_Text"><text:span text:style-name="T1"><text:s text:c="2"/>summaryTemplates: ["...", "..."],</text:span></text:span></text:p>
      <text:p text:style-name="P22"><text:span text:style-name="Source_20_Text"><text:span text:style-name="T1"><text:s text:c="2"/>hooks: {</text:span></text:span></text:p>
      <text:p text:style-name="P22"><text:span text:style-name="Source_20_Text"><text:span text:style-name="T1"><text:s text:c="4"/>eventOfWeal: bool,</text:span></text:span></text:p>
      <text:p text:style-name="P22"><text:span text:style-name="Source_20_Text"><text:span text:style-name="T1"><text:s text:c="4"/>eventOfWoe: bool,</text:span></text:span></text:p>
      <text:p text:style-name="P22"><text:span text:style-name="Source_20_Text"><text:span text:style-name="T1"><text:s text:c="4"/>thoughtLostOrDestroyed: bool,</text:span></text:span></text:p>
      <text:p text:style-name="P22"><text:span text:style-name="Source_20_Text"><text:span text:style-name="T1"><text:s text:c="4"/>activelySoughtByNotorious: bool,</text:span></text:span></text:p>
      <text:p text:style-name="P22"><text:span text:style-name="Source_20_Text"><text:span text:style-name="T1"><text:s text:c="4"/>hasRumors: bool,</text:span></text:span></text:p>
      <text:p text:style-name="P22"><text:span text:style-name="Source_20_Text"><text:span text:style-name="T1"><text:s text:c="4"/>hasProphecy: bool,</text:span></text:span></text:p>
      <text:p text:style-name="P22"><text:soft-page-break/><text:span text:style-name="Source_20_Text"><text:span text:style-name="T1"><text:s text:c="4"/>linkedToNotoriousIndividual: bool,</text:span></text:span></text:p>
      <text:p text:style-name="P22"><text:span text:style-name="Source_20_Text"><text:span text:style-name="T1"><text:s text:c="4"/>linkedToNotoriousGroup: bool,</text:span></text:span></text:p>
      <text:p text:style-name="P22"><text:span text:style-name="Source_20_Text"><text:span text:style-name="T1"><text:s text:c="2"/>}</text:span></text:span></text:p>
      <text:p text:style-name="P26"><text:span text:style-name="Source_20_Text"><text:span text:style-name="T1">}</text:span></text:span></text:p>
      <text:p text:style-name="Text_20_body"><text:span text:style-name="T1">All hooks </text:span><text:span text:style-name="Strong_20_Emphasis"><text:span text:style-name="T1">must</text:span></text:span><text:span text:style-name="T1"> be defined to avoid </text:span><text:span text:style-name="Source_20_Text"><text:span text:style-name="T1">undefined</text:span></text:span><text:span text:style-name="T1"> influencing scoring.</text:span></text:p>
      <text:h text:style-name="P19" text:outline-level="3">Locations</text:h>
      <text:p text:style-name="P22"><text:span text:style-name="Source_20_Text"><text:span text:style-name="T1">const BASE_LOCATIONS = {</text:span></text:span></text:p>
      <text:p text:style-name="P22"><text:span text:style-name="Source_20_Text"><text:span text:style-name="T1"><text:s text:c="2"/>goodAligned: [</text:span></text:span></text:p>
      <text:p text:style-name="P22"><text:span text:style-name="Source_20_Text"><text:span text:style-name="T1"><text:s text:c="4"/>{ id, category, templates: ["...", "..."] },</text:span></text:span></text:p>
      <text:p text:style-name="P22"><text:span text:style-name="Source_20_Text"><text:span text:style-name="T1"><text:s text:c="4"/>// ...</text:span></text:span></text:p>
      <text:p text:style-name="P22"><text:span text:style-name="Source_20_Text"><text:span text:style-name="T1"><text:s text:c="2"/>],</text:span></text:span></text:p>
      <text:p text:style-name="P22"><text:span text:style-name="Source_20_Text"><text:span text:style-name="T1"><text:s text:c="2"/>evilAligned: [...],</text:span></text:span></text:p>
      <text:p text:style-name="P22"><text:span text:style-name="Source_20_Text"><text:span text:style-name="T1"><text:s text:c="2"/>corrupted: <text:s/>[...],</text:span></text:span></text:p>
      <text:p text:style-name="P22"><text:span text:style-name="Source_20_Text"><text:span text:style-name="T1"><text:s text:c="2"/>sanctified: [...],</text:span></text:span></text:p>
      <text:p text:style-name="P26"><text:span text:style-name="Source_20_Text"><text:span text:style-name="T1">};</text:span></text:span></text:p>
      <text:h text:style-name="P19" text:outline-level="3">Witnesses</text:h>
      <text:p text:style-name="P22"><text:span text:style-name="Source_20_Text"><text:span text:style-name="T1">const WITNESS_BASES = {</text:span></text:span></text:p>
      <text:p text:style-name="P22"><text:span text:style-name="Source_20_Text"><text:span text:style-name="T1"><text:s text:c="2"/>goodAligned: [{ id, alignment, role, templates: [...] }, ...],</text:span></text:span></text:p>
      <text:p text:style-name="P22"><text:span text:style-name="Source_20_Text"><text:span text:style-name="T1"><text:s text:c="2"/>evilAligned: [...],</text:span></text:span></text:p>
      <text:p text:style-name="P22"><text:span text:style-name="Source_20_Text"><text:span text:style-name="T1"><text:s text:c="2"/>corrupted: <text:s/>[...],</text:span></text:span></text:p>
      <text:p text:style-name="P22"><text:span text:style-name="Source_20_Text"><text:span text:style-name="T1"><text:s text:c="2"/>sanctified: [...],</text:span></text:span></text:p>
      <text:p text:style-name="P22"><text:span text:style-name="Source_20_Text"><text:span text:style-name="T1">};</text:span></text:span></text:p>
      <text:p text:style-name="P25"/>
      <text:p text:style-name="P22"><text:span text:style-name="Source_20_Text"><text:span text:style-name="T1">const WITNESS_LOCATION_TAILS = {</text:span></text:span></text:p>
      <text:p text:style-name="P22"><text:span text:style-name="Source_20_Text"><text:span text:style-name="T1"><text:s text:c="2"/>sacred: [...],</text:span></text:span></text:p>
      <text:p text:style-name="P22"><text:span text:style-name="Source_20_Text"><text:span text:style-name="T1"><text:s text:c="2"/>urban: <text:s/>[...],</text:span></text:span></text:p>
      <text:p text:style-name="P22"><text:span text:style-name="Source_20_Text"><text:span text:style-name="T1"><text:s text:c="2"/>default:[...],</text:span></text:span></text:p>
      <text:p text:style-name="P26"><text:span text:style-name="Source_20_Text"><text:span text:style-name="T1">};</text:span></text:span></text:p>
      <text:h text:style-name="P19" text:outline-level="3">Reputation, Destroyers, Power State</text:h>
      <text:list xml:id="list7157683318657416299" text:style-name="L6">
        <text:list-item>
          <text:p text:style-name="P7"><text:span text:style-name="Source_20_Text"><text:span text:style-name="T1">REPUTATION_SENTENCES</text:span></text:span><text:span text:style-name="T1">: keyed by alignment/state + weal/woe/mixed patterns.</text:span></text:p>
        </text:list-item>
        <text:list-item>
          <text:p text:style-name="P7"><text:span text:style-name="Source_20_Text"><text:span text:style-name="T1">DESTROY_FACTIONS</text:span></text:span><text:span text:style-name="T1">: per item alignment/state; each has </text:span><text:span text:style-name="Source_20_Text"><text:span text:style-name="T1">id</text:span></text:span><text:span text:style-name="T1">, </text:span><text:span text:style-name="Source_20_Text"><text:span text:style-name="T1">alignment</text:span></text:span><text:span text:style-name="T1">, </text:span><text:span text:style-name="Source_20_Text"><text:span text:style-name="T1">role</text:span></text:span><text:span text:style-name="T1">, </text:span><text:span text:style-name="Source_20_Text"><text:span text:style-name="T1">templates</text:span></text:span><text:span text:style-name="T1">.</text:span></text:p>
        </text:list-item>
        <text:list-item>
          <text:p text:style-name="P7"><text:span text:style-name="Source_20_Text"><text:span text:style-name="T1">POWER_STATE_SENTENCES</text:span></text:span><text:span text:style-name="T1">: </text:span><text:span text:style-name="Source_20_Text"><text:span text:style-name="T1">good/evil/neutralFallback</text:span></text:span><text:span text:style-name="T1"> × </text:span><text:span text:style-name="Source_20_Text"><text:span text:style-name="T1">dormant/awakened</text:span></text:span><text:span text:style-name="T1">.</text:span></text:p>
        </text:list-item>
      </text:list>
      <text:p text:style-name="P21"/>
      <text:h text:style-name="P29" text:outline-level="2">3. Expansion: Minimal Steps</text:h>
      <text:h text:style-name="P19" text:outline-level="3">Add a Tag</text:h>
      <text:list xml:id="list8858690871510047731" text:style-name="L7">
        <text:list-item>
          <text:p text:style-name="P8"><text:span text:style-name="T1">Add </text:span><text:span text:style-name="Source_20_Text"><text:span text:style-name="T1">TAG_DEFINITIONS[tagId] = { tone: "good|evil|neutral" }</text:span></text:span><text:span text:style-name="T1">.</text:span></text:p>
        </text:list-item>
        <text:list-item>
          <text:p text:style-name="P8"><text:span text:style-name="T1">Add motivations in </text:span><text:span text:style-name="Source_20_Text"><text:span text:style-name="T1">TAG_MOTIVATIONS[axis or neutral][tagId] = [ ... ]</text:span></text:span><text:span text:style-name="T1">.</text:span></text:p>
        </text:list-item>
        <text:list-item>
          <text:p text:style-name="P8"><text:span text:style-name="T1">Use tag in creator </text:span><text:span text:style-name="Source_20_Text"><text:span text:style-name="T1">tags[]</text:span></text:span><text:span text:style-name="T1">.</text:span></text:p>
        </text:list-item>
      </text:list>
      <text:h text:style-name="P19" text:outline-level="3"><text:soft-page-break/>Add a Creator</text:h>
      <text:list xml:id="list3828009122158607098" text:style-name="L8">
        <text:list-item>
          <text:p text:style-name="P9"><text:span text:style-name="T1">Decide </text:span><text:span text:style-name="Source_20_Text"><text:span text:style-name="T1">axis</text:span></text:span><text:span text:style-name="T1"> (</text:span><text:span text:style-name="Source_20_Text"><text:span text:style-name="T1">good</text:span></text:span><text:span text:style-name="T1"> or </text:span><text:span text:style-name="Source_20_Text"><text:span text:style-name="T1">evil</text:span></text:span><text:span text:style-name="T1">).</text:span></text:p>
        </text:list-item>
        <text:list-item>
          <text:p text:style-name="P9"><text:span text:style-name="T1">Push into </text:span><text:span text:style-name="Source_20_Text"><text:span text:style-name="T1">CREATORS_COMMISSIONERS[axis]</text:span></text:span><text:span text:style-name="T1">:</text:span></text:p>
          <text:p text:style-name="P23"><text:span text:style-name="Source_20_Text"><text:span text:style-name="T1">{</text:span></text:span></text:p>
          <text:p text:style-name="P23"><text:span text:style-name="Source_20_Text"><text:span text:style-name="T1"><text:s text:c="2"/>id,</text:span></text:span></text:p>
          <text:p text:style-name="P23"><text:span text:style-name="Source_20_Text"><text:span text:style-name="T1"><text:s text:c="2"/>type: "class" | "npc",</text:span></text:span></text:p>
          <text:p text:style-name="P23"><text:span text:style-name="Source_20_Text"><text:span text:style-name="T1"><text:s text:c="2"/>size: "single" | "group",</text:span></text:span></text:p>
          <text:p text:style-name="P23"><text:span text:style-name="Source_20_Text"><text:span text:style-name="T1"><text:s text:c="2"/>noun,</text:span></text:span></text:p>
          <text:p text:style-name="P23"><text:span text:style-name="Source_20_Text"><text:span text:style-name="T1"><text:s text:c="2"/>isCreator: true|false,</text:span></text:span></text:p>
          <text:p text:style-name="P23"><text:span text:style-name="Source_20_Text"><text:span text:style-name="T1"><text:s text:c="2"/>tags: ["existingTag1", "existingTag2", ...]</text:span></text:span></text:p>
          <text:p text:style-name="P27"><text:span text:style-name="Source_20_Text"><text:span text:style-name="T1">}</text:span></text:span></text:p>
        </text:list-item>
        <text:list-item>
          <text:p text:style-name="P9"><text:span text:style-name="T1">Ensure all tags exist in </text:span><text:span text:style-name="Source_20_Text"><text:span text:style-name="T1">TAG_DEFINITIONS</text:span></text:span><text:span text:style-name="T1"> and (ideally) </text:span><text:span text:style-name="Source_20_Text"><text:span text:style-name="T1">TAG_MOTIVATIONS</text:span></text:span><text:span text:style-name="T1">.</text:span></text:p>
        </text:list-item>
      </text:list>
      <text:h text:style-name="P19" text:outline-level="3">Add History / Cause Entry</text:h>
      <text:list xml:id="list1195027943103437314" text:style-name="L9">
        <text:list-item>
          <text:p text:style-name="P16">Add to appropriate pool:</text:p>
          <text:p text:style-name="P24"><text:span text:style-name="Source_20_Text"><text:span text:style-name="T1">{</text:span></text:span></text:p>
          <text:p text:style-name="P24"><text:span text:style-name="Source_20_Text"><text:span text:style-name="T1"><text:s text:c="2"/>id,</text:span></text:span></text:p>
          <text:p text:style-name="P24"><text:span text:style-name="Source_20_Text"><text:span text:style-name="T1"><text:s text:c="2"/>tone: "weal" | "woe" | "mixed",</text:span></text:span></text:p>
          <text:p text:style-name="P24"><text:span text:style-name="Source_20_Text"><text:span text:style-name="T1"><text:s text:c="2"/>kind: "corruption" | "redemption" | "base",</text:span></text:span></text:p>
          <text:p text:style-name="P24"><text:span text:style-name="Source_20_Text"><text:span text:style-name="T1"><text:s text:c="2"/>summaryTemplates: ["..."],</text:span></text:span></text:p>
          <text:p text:style-name="P24"><text:span text:style-name="Source_20_Text"><text:span text:style-name="T1"><text:s text:c="2"/>hooks: { all 8 fields defined }</text:span></text:span></text:p>
          <text:p text:style-name="P28"><text:span text:style-name="Source_20_Text"><text:span text:style-name="T1">}</text:span></text:span></text:p>
        </text:list-item>
      </text:list>
      <text:h text:style-name="P19" text:outline-level="3">Add Location</text:h>
      <text:list xml:id="list861378862398310377" text:style-name="L10">
        <text:list-item>
          <text:p text:style-name="P10"><text:span text:style-name="T1">Add under </text:span><text:span text:style-name="Source_20_Text"><text:span text:style-name="T1">BASE_LOCATIONS[bucket]</text:span></text:span><text:span text:style-name="T1"> with </text:span><text:span text:style-name="Source_20_Text"><text:span text:style-name="T1">{ id, category, templates: [...] }</text:span></text:span><text:span text:style-name="T1">.</text:span></text:p>
        </text:list-item>
        <text:list-item>
          <text:p text:style-name="P10"><text:span text:style-name="Source_20_Text"><text:span text:style-name="T1">category</text:span></text:span><text:span text:style-name="T1"> should have a matching tail array or fall back to </text:span><text:span text:style-name="Source_20_Text"><text:span text:style-name="T1">default</text:span></text:span><text:span text:style-name="T1">.</text:span></text:p>
        </text:list-item>
      </text:list>
      <text:h text:style-name="P19" text:outline-level="3">Add Reputation / Destroyer / Power Text</text:h>
      <text:list xml:id="list3022841860657525404" text:style-name="L11">
        <text:list-item>
          <text:p text:style-name="P17">Append more lines into existing arrays (or new sub-buckets if the selection logic supports them).</text:p>
        </text:list-item>
        <text:list-item>
          <text:p text:style-name="P17">No changes to logic required if using existing keys.</text:p>
        </text:list-item>
      </text:list>
      <text:p text:style-name="P21"/>
      <text:h text:style-name="P29" text:outline-level="2">4. Post-Change Sanity Checklist (Super Short)</text:h>
      <text:p text:style-name="P12">After any content changes:</text:p>
      <text:list xml:id="list3714683854188186772" text:style-name="L12">
        <text:list-item>
          <text:p text:style-name="P11"><text:span text:style-name="Strong_20_Emphasis"><text:span text:style-name="T1">Tags &amp; Creators</text:span></text:span></text:p>
          <text:list>
            <text:list-item>
              <text:p text:style-name="P11"><text:span text:style-name="T1">All creator tags exist in </text:span><text:span text:style-name="Source_20_Text"><text:span text:style-name="T1">TAG_DEFINITIONS</text:span></text:span><text:span text:style-name="T1">.</text:span></text:p>
            </text:list-item>
            <text:list-item>
              <text:p text:style-name="P18">No obvious typos in tag names.</text:p>
            </text:list-item>
            <text:list-item>
              <text:p text:style-name="P11"><text:span text:style-name="T1">New tags have at least some motivations or safe </text:span><text:span text:style-name="Source_20_Text"><text:span text:style-name="T1">_fallback</text:span></text:span><text:span text:style-name="T1"> coverage.</text:span></text:p>
            </text:list-item>
          </text:list>
        </text:list-item>
        <text:list-item>
          <text:p text:style-name="P11"><text:span text:style-name="Strong_20_Emphasis"><text:span text:style-name="T1">Hooks</text:span></text:span></text:p>
          <text:list>
            <text:list-item>
              <text:p text:style-name="P11"><text:span text:style-name="T1">Every new history/cause entry defines </text:span><text:span text:style-name="Strong_20_Emphasis"><text:span text:style-name="T1">all</text:span></text:span><text:span text:style-name="T1"> 8 hooks (no </text:span><text:span text:style-name="Source_20_Text"><text:span text:style-name="T1">undefined</text:span></text:span><text:span text:style-name="T1">).</text:span></text:p>
            </text:list-item>
            <text:list-item>
              <text:p text:style-name="P11"><text:span text:style-name="T1">Corruption entries only used when </text:span><text:span text:style-name="Source_20_Text"><text:span text:style-name="T1">itemState="corrupted"</text:span></text:span><text:span text:style-name="T1">, redemption for </text:span><text:span text:style-name="Source_20_Text"><text:span text:style-name="T1">"sanctified"</text:span></text:span><text:span text:style-name="T1">.</text:span></text:p>
            </text:list-item>
          </text:list>
        </text:list-item>
        <text:list-item>
          <text:p text:style-name="P11"><text:soft-page-break/><text:span text:style-name="Strong_20_Emphasis"><text:span text:style-name="T1">Coverage</text:span></text:span></text:p>
          <text:list>
            <text:list-item>
              <text:p text:style-name="P11"><text:span text:style-name="Source_20_Text"><text:span text:style-name="T1">BASE_LOCATIONS</text:span></text:span><text:span text:style-name="T1"> has ≥1 entry for each used bucket (goodAligned/evilAligned/corrupted/sanctified).</text:span></text:p>
            </text:list-item>
            <text:list-item>
              <text:p text:style-name="P11"><text:span text:style-name="Source_20_Text"><text:span text:style-name="T1">POWER_STATE_SENTENCES</text:span></text:span><text:span text:style-name="T1"> has entries for:</text:span></text:p>
              <text:list>
                <text:list-item>
                  <text:p text:style-name="P11"><text:span text:style-name="Source_20_Text"><text:span text:style-name="T1">good.dormant</text:span></text:span><text:span text:style-name="T1">, </text:span><text:span text:style-name="Source_20_Text"><text:span text:style-name="T1">good.awakened</text:span></text:span></text:p>
                </text:list-item>
                <text:list-item>
                  <text:p text:style-name="P11"><text:span text:style-name="Source_20_Text"><text:span text:style-name="T1">evil.dormant</text:span></text:span><text:span text:style-name="T1">, </text:span><text:span text:style-name="Source_20_Text"><text:span text:style-name="T1">evil.awakened</text:span></text:span></text:p>
                </text:list-item>
                <text:list-item>
                  <text:p text:style-name="P11"><text:span text:style-name="Source_20_Text"><text:span text:style-name="T1">neutralFallback.dormant</text:span></text:span><text:span text:style-name="T1">, </text:span><text:span text:style-name="Source_20_Text"><text:span text:style-name="T1">neutralFallback.awakened</text:span></text:span>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1">Smoke Test</text:span></text:span></text:p>
          <text:list>
            <text:list-item>
              <text:p text:style-name="P18">Run 5–10 rolls.</text:p>
            </text:list-item>
            <text:list-item>
              <text:p text:style-name="P11"><text:span text:style-name="T1">No </text:span><text:span text:style-name="Source_20_Text"><text:span text:style-name="T1">undefined</text:span></text:span><text:span text:style-name="T1"> / empty panels.</text:span></text:p>
            </text:list-item>
            <text:list-item>
              <text:p text:style-name="P18">Meta line reads sensibly (e.g. “good-aligned origin, item is evil-aligned (corrupted)”).</text:p>
            </text:list-item>
            <text:list-item>
              <text:p text:style-name="P18">Lore block reads coherently when copied as a single narrativ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Myers</meta:initial-creator>
    <meta:creation-date>2025-12-07T18:32:39.89</meta:creation-date>
    <meta:document-statistic meta:table-count="0" meta:image-count="0" meta:object-count="0" meta:page-count="6" meta:paragraph-count="187" meta:word-count="907" meta:character-count="6751"/>
    <dc:date>2025-12-07T18:33:11.13</dc:date>
    <dc:creator>Nathan Myers</dc:creator>
    <meta:editing-duration>PT31S</meta:editing-duration>
    <meta:editing-cycles>1</meta:editing-cycles>
    <meta:generator>OpenOffice/4.1.15$Win32 OpenOffice.org_project/4115m2$Build-9813</meta:generator>
  </office:meta>
</office:document-meta>
</file>